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13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cm" fo:min-width="5.2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5cm" svg:height="6.5cm" svg:x="3.5cm" svg:y="3cm">
          <text:p text:style-name="P1">Main Scre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cm" svg:height="3.75cm" svg:x="3.75cm" svg:y="11cm">
          <text:p text:style-name="P1">Create ac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cm" svg:height="3.75cm" svg:x="10.75cm" svg:y="11cm">
          <text:p text:style-name="P1">Edit ac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cm" svg:height="3.75cm" svg:x="3.5cm" svg:y="16cm">
          <text:p text:style-name="P1">Delete ac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cm" svg:height="3.75cm" svg:x="10.75cm" svg:y="21.5cm"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cm" svg:height="3.75cm" svg:x="3.5cm" svg:y="21.5cm">
          <text:p text:style-name="P1">Creating pass and</text:p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cm" svg:height="3.75cm" svg:x="10.75cm" svg:y="16.25cm">
          <text:p text:style-name="P1">View accou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7T18:22:26.123407346</meta:creation-date>
    <dc:date>2024-06-17T19:03:07.151188374</dc:date>
    <meta:editing-duration>PT30M31S</meta:editing-duration>
    <meta:editing-cycles>1</meta:editing-cycles>
    <meta:document-statistic meta:object-count="7"/>
    <meta:generator>LibreOffice/7.3.7.2$Linux_X86_64 LibreOffice_project/30$Build-2</meta:generator>
  </office:meta>
</office:document-meta>
</file>